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5-08-20T12:23:06</meta:creation-date>
    <dc:creator>Matthew</dc:creator>
    <dc:date>2006-11-21T12:33:49</dc:date>
    <dc:language>en-US</dc:language>
    <meta:editing-cycles>74</meta:editing-cycles>
    <meta:editing-duration>PT13H23M4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0" meta:word-count="0" meta:character-count="0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' Docvert Macro.
' Licenced under the LGPL. See LGPL.txt for licencing.
'
' Thanks to examples given by DannyB on oooforum.org,
' and Sun's StarOffice Basic Programmer's Guide.

' TODO: Without a filter OpenOffice can't open HTML into
' its Word Processor. So apply this filter into loadArgs()
'	Name: "FilterName"
'	Value: "HTML (StarWriter)"
' when inFilePath references an html file.

Function toOasisOpenDocumentFormat (Optional inFilePath As String, Optional outFilePath As String)
	If Not IsNull(inFilePath) and Not IsNull(outFilePath) Then
		If Left(CStr(inFilePath), 5) &lt;&gt; "Error" Then
			If inFilePath &lt;&gt; "" and inFilePath &lt;&gt; "file:////" and inFilePath &lt;&gt; "file:///" and outFilePath &lt;&gt; "" and outFilePath &lt;&gt; "file:////.odt" Then
				Dim loadArgs(2) as New com.sun.star.beans.PropertyValue
				loadArgs(1).Name = "ReadOnly"
				loadArgs(1).Value = True
				loadArgs(2).Name = "Hidden"
				loadArgs(2).Value = True
				oDoc = StarDesktop.loadComponentFromURL(inFilePath, "_blank", 0, loadArgs())
				Dim Dummy()
				oDoc.storeToURL(outFilePath, Dummy())
				oDoc.Close(False)
			End If
		End If
	End If
	If inFilePath &lt;&gt; "" Then
		oDocument = StarDesktop.getCurrentComponent
		If HasUnoInterfaces(oDocument, "com.sun.star.util.XCloseable") Then
			oDocument.close(true)
		Else
			'oDocument.dispose
		End If
		StarDesktop.Terminate()
	End If
End Function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